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xml:id="id5" draw:id="id5" draw:layer="layout" svg:width="3.81cm" svg:height="1.27cm" svg:x="12.7cm" svg:y="5.08cm">
            <text:p text:style-name="P1"><text:span text:style-name="T1">Initializ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xml:id="id3" draw:id="id3" draw:layer="layout" svg:width="3.81cm" svg:height="2.54cm" svg:x="12.7cm" svg:y="7.62cm">
            <text:p text:style-name="P1"><text:span text:style-name="T1">Wait for</text:span></text:p>
            <text:p text:style-name="P1"><text:span text:style-name="T1">turn info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1" draw:text-style-name="P2" xml:id="id1" draw:id="id1" draw:layer="layout" svg:width="3.81cm" svg:height="1.27cm" svg:x="17.78cm" svg:y="8.255cm">
            <text:p text:style-name="P1"><text:span text:style-name="T1">Track</text:span></text:p>
            <text:p text:style-name="P1"><text:span text:style-name="T1">incoming ball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2" xml:id="id2" draw:id="id2" draw:layer="layout" svg:width="3.81cm" svg:height="2.54cm" svg:x="17.78cm" svg:y="10.795cm">
            <text:p text:style-name="P1"><text:span text:style-name="T1">Did it bounce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1" draw:text-style-name="P2" xml:id="id4" draw:id="id4" draw:layer="layout" svg:width="3.81cm" svg:height="1.27cm" svg:x="15.24cm" svg:y="13.97cm">
            <text:p text:style-name="P1"><text:span text:style-name="T1">Track incoming ball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1" draw:layer="layout" svg:x1="19.685cm" svg:y1="9.525cm" svg:x2="19.685cm" svg:y2="10.795cm" draw:start-shape="id1" draw:start-glue-point="6" draw:end-shape="id2" draw:end-glue-point="4" svg:d="M19685 9525v1270" svg:viewBox="0 0 1 1271">
            <text:p/>
          </draw:connector>
          <draw:connector draw:style-name="gr2" draw:text-style-name="P1" draw:layer="layout" svg:x1="16.51cm" svg:y1="8.89cm" svg:x2="17.78cm" svg:y2="8.89cm" draw:start-shape="id3" draw:start-glue-point="7" draw:end-shape="id1" draw:end-glue-point="5" svg:d="M16510 8890h1270" svg:viewBox="0 0 1271 1">
            <text:p/>
          </draw:connector>
          <draw:connector draw:style-name="gr2" draw:text-style-name="P1" draw:layer="layout" svg:x1="17.78cm" svg:y1="12.065cm" svg:x2="17.145cm" svg:y2="13.97cm" draw:start-shape="id2" draw:start-glue-point="5" draw:end-shape="id4" draw:end-glue-point="4" svg:d="M17780 12065h-635v1905" svg:viewBox="0 0 636 1906">
            <text:p/>
          </draw:connector>
          <draw:connector draw:style-name="gr2" draw:text-style-name="P1" draw:layer="layout" svg:x1="17.145cm" svg:y1="15.24cm" svg:x2="14.605cm" svg:y2="10.16cm" draw:start-shape="id4" draw:start-glue-point="6" draw:end-shape="id3" draw:end-glue-point="6" svg:d="M17145 15240v502h-2540v-5582" svg:viewBox="0 0 2541 5583">
            <text:p/>
          </draw:connector>
          <draw:connector draw:style-name="gr2" draw:text-style-name="P1" draw:layer="layout" svg:x1="17.78cm" svg:y1="12.065cm" svg:x2="14.605cm" svg:y2="10.16cm" draw:start-shape="id2" draw:start-glue-point="5" draw:end-shape="id3" draw:end-glue-point="6" svg:d="M17780 12065h-3175v-1905" svg:viewBox="0 0 3176 1906">
            <text:p/>
          </draw:connector>
          <draw:custom-shape draw:style-name="gr1" draw:text-style-name="P2" xml:id="id6" draw:id="id6" draw:layer="layout" svg:width="3.81cm" svg:height="1.27cm" svg:x="7.62cm" svg:y="8.255cm">
            <text:p text:style-name="P1"><text:span text:style-name="T1">Wait for</text:span></text:p>
            <text:p text:style-name="P1"><text:span text:style-name="T1">cup selectio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xml:id="id7" draw:id="id7" draw:layer="layout" svg:width="3.81cm" svg:height="1.27cm" svg:x="2.54cm" svg:y="8.255cm">
            <text:p text:style-name="P1"><text:span text:style-name="T1">Calculate</text:span></text:p>
            <text:p text:style-name="P1"><text:span text:style-name="T1">cup distanc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xml:id="id8" draw:id="id8" draw:layer="layout" svg:width="3.81cm" svg:height="1.27cm" svg:x="2.54cm" svg:y="10.795cm">
            <text:p text:style-name="P1"><text:span text:style-name="T1">Spin up</text:span></text:p>
            <text:p text:style-name="P1"><text:span text:style-name="T1">launch moto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xml:id="id9" draw:id="id9" draw:layer="layout" svg:width="3.81cm" svg:height="1.27cm" svg:x="2.54cm" svg:y="13.335cm">
            <text:p text:style-name="P1"><text:span text:style-name="T1">Move carriag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xml:id="id10" draw:id="id10" draw:layer="layout" svg:width="3.81cm" svg:height="1.27cm" svg:x="2.54cm" svg:y="15.875cm">
            <text:p text:style-name="P1"><text:span text:style-name="T1">Release ball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xml:id="id11" draw:id="id11" draw:layer="layout" svg:width="3.81cm" svg:height="2.54cm" svg:x="7.62cm" svg:y="15.24cm">
            <text:p text:style-name="P1"><text:span text:style-name="T1">Did it hit?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1" draw:text-style-name="P2" xml:id="id12" draw:id="id12" draw:layer="layout" svg:width="3.81cm" svg:height="1.27cm" svg:x="7.62cm" svg:y="12.7cm">
            <text:p text:style-name="P1"><text:span text:style-name="T1">Error correctio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1" draw:layer="layout" svg:x1="14.605cm" svg:y1="6.35cm" svg:x2="14.605cm" svg:y2="7.62cm" draw:start-shape="id5" draw:start-glue-point="6" draw:end-shape="id3" draw:end-glue-point="4" svg:d="M14605 6350v1270" svg:viewBox="0 0 1 1271">
            <text:p/>
          </draw:connector>
          <draw:connector draw:style-name="gr2" draw:text-style-name="P1" draw:layer="layout" svg:x1="12.7cm" svg:y1="8.89cm" svg:x2="11.43cm" svg:y2="8.89cm" draw:start-shape="id3" draw:start-glue-point="5" draw:end-shape="id6" draw:end-glue-point="7" svg:d="M12700 8890h-1270" svg:viewBox="0 0 1271 1">
            <text:p/>
          </draw:connector>
          <draw:connector draw:style-name="gr2" draw:text-style-name="P1" draw:layer="layout" svg:x1="7.62cm" svg:y1="8.89cm" svg:x2="6.35cm" svg:y2="8.89cm" draw:start-shape="id6" draw:start-glue-point="5" draw:end-shape="id7" draw:end-glue-point="7" svg:d="M7620 8890h-1270" svg:viewBox="0 0 1271 1">
            <text:p/>
          </draw:connector>
          <draw:connector draw:style-name="gr2" draw:text-style-name="P1" draw:layer="layout" svg:x1="4.445cm" svg:y1="9.525cm" svg:x2="4.445cm" svg:y2="10.795cm" draw:start-shape="id7" draw:start-glue-point="6" draw:end-shape="id8" draw:end-glue-point="4" svg:d="M4445 9525v1270" svg:viewBox="0 0 1 1271">
            <text:p/>
          </draw:connector>
          <draw:connector draw:style-name="gr2" draw:text-style-name="P1" draw:layer="layout" svg:x1="4.445cm" svg:y1="12.065cm" svg:x2="4.445cm" svg:y2="13.335cm" draw:start-shape="id8" draw:start-glue-point="6" draw:end-shape="id9" draw:end-glue-point="4" svg:d="M4445 12065v1270" svg:viewBox="0 0 1 1271">
            <text:p/>
          </draw:connector>
          <draw:connector draw:style-name="gr2" draw:text-style-name="P1" draw:layer="layout" svg:x1="4.445cm" svg:y1="14.605cm" svg:x2="4.445cm" svg:y2="15.875cm" draw:start-shape="id9" draw:start-glue-point="6" draw:end-shape="id10" draw:end-glue-point="4" svg:d="M4445 14605v1270" svg:viewBox="0 0 1 1271">
            <text:p/>
          </draw:connector>
          <draw:connector draw:style-name="gr2" draw:text-style-name="P1" draw:layer="layout" svg:x1="6.35cm" svg:y1="16.51cm" svg:x2="7.62cm" svg:y2="16.51cm" draw:start-shape="id10" draw:start-glue-point="7" draw:end-shape="id11" draw:end-glue-point="5" svg:d="M6350 16510h1270" svg:viewBox="0 0 1271 1">
            <text:p/>
          </draw:connector>
          <draw:connector draw:style-name="gr2" draw:text-style-name="P1" draw:layer="layout" svg:x1="9.525cm" svg:y1="15.24cm" svg:x2="9.525cm" svg:y2="13.97cm" draw:start-shape="id11" draw:start-glue-point="4" draw:end-shape="id12" draw:end-glue-point="6" svg:d="M9525 15240v-1270" svg:viewBox="0 0 1 1271">
            <text:p/>
          </draw:connector>
          <draw:connector draw:style-name="gr2" draw:text-style-name="P1" draw:layer="layout" svg:x1="11.43cm" svg:y1="13.335cm" svg:x2="14.605cm" svg:y2="10.16cm" draw:start-shape="id12" draw:start-glue-point="7" draw:end-shape="id3" draw:end-glue-point="6" svg:d="M11430 13335h3175v-3175" svg:viewBox="0 0 3176 3176">
            <text:p/>
          </draw:connector>
          <draw:connector draw:style-name="gr2" draw:text-style-name="P1" draw:layer="layout" svg:x1="11.43cm" svg:y1="16.51cm" svg:x2="14.605cm" svg:y2="10.16cm" draw:start-shape="id11" draw:start-glue-point="7" draw:end-shape="id3" draw:end-glue-point="6" svg:d="M11430 16510h3175v-6350" svg:viewBox="0 0 3176 6351">
            <text:p/>
          </draw:connector>
          <draw:custom-shape draw:style-name="gr1" draw:text-style-name="P2" xml:id="id13" draw:id="id13" draw:layer="layout" svg:width="3.81cm" svg:height="1.27cm" svg:x="7.62cm" svg:y="5.08cm">
            <text:p text:style-name="P1"><text:span text:style-name="T1">Start</text:span></text:p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2" draw:text-style-name="P1" draw:layer="layout" svg:x1="11.43cm" svg:y1="5.715cm" svg:x2="12.7cm" svg:y2="5.715cm" draw:start-shape="id13" draw:start-glue-point="10" draw:end-shape="id5" draw:end-glue-point="5" svg:d="M11430 5715h1270" svg:viewBox="0 0 1271 1">
            <text:p/>
          </draw:connector>
          <draw:frame draw:style-name="gr3" draw:text-style-name="P2" draw:layer="layout" svg:width="2.54cm" svg:height="0.729cm" svg:x="19.05cm" svg:y="13.435cm">
            <draw:text-box>
              <text:p text:style-name="P1"><text:span text:style-name="T1">Yes</text:span></text:p>
            </draw:text-box>
          </draw:frame>
          <draw:frame draw:style-name="gr3" draw:text-style-name="P2" draw:layer="layout" svg:width="2.54cm" svg:height="0.729cm" svg:x="14.922cm" svg:y="11.43cm">
            <draw:text-box>
              <text:p text:style-name="P1"><text:span text:style-name="T1">No</text:span></text:p>
            </draw:text-box>
          </draw:frame>
          <draw:frame draw:style-name="gr3" draw:text-style-name="P2" draw:layer="layout" svg:width="2.54cm" svg:height="1.207cm" svg:x="15.657cm" svg:y="7.683cm">
            <draw:text-box>
              <text:p text:style-name="P1"><text:span text:style-name="T1">Enemy</text:span></text:p>
              <text:p text:style-name="P1"><text:span text:style-name="T1">turn</text:span></text:p>
            </draw:text-box>
          </draw:frame>
          <draw:frame draw:style-name="gr3" draw:text-style-name="P2" draw:layer="layout" svg:width="2.54cm" svg:height="1.207cm" svg:x="11.012cm" svg:y="7.72cm">
            <draw:text-box>
              <text:p text:style-name="P1"><text:span text:style-name="T1">Our</text:span></text:p>
              <text:p text:style-name="P1"><text:span text:style-name="T1">turn</text:span></text:p>
            </draw:text-box>
          </draw:frame>
          <draw:frame draw:style-name="gr3" draw:text-style-name="P2" draw:layer="layout" svg:width="2.54cm" svg:height="0.729cm" svg:x="8.79cm" svg:y="14.411cm">
            <draw:text-box>
              <text:p text:style-name="P1"><text:span text:style-name="T1">No</text:span></text:p>
            </draw:text-box>
          </draw:frame>
          <draw:frame draw:style-name="gr3" draw:text-style-name="P2" draw:layer="layout" svg:width="2.54cm" svg:height="0.729cm" svg:x="11.53cm" svg:y="15.875cm">
            <draw:text-box>
              <text:p text:style-name="P1"><text:span text:style-name="T1">Yes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ccff" draw:fill-image-width="0cm" draw:fill-image-height="0cm" draw:textarea-horizontal-align="justify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line-distance="0.15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ekkaa </meta:initial-creator>
    <meta:creation-date>2015-04-08T19:05:05.859887458</meta:creation-date>
    <dc:date>2015-04-08T20:09:28.863396099</dc:date>
    <dc:creator>chekkaa </dc:creator>
    <meta:editing-duration>PT37M41S</meta:editing-duration>
    <meta:editing-cycles>3</meta:editing-cycles>
    <meta:generator>LibreOffice/4.2.7.2$Linux_X86_64 LibreOffice_project/420m0$Build-2</meta:generator>
    <meta:document-statistic meta:object-count="59"/>
  </office:meta>
</office:document-meta>
</file>